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7531" officeooo:paragraph-rsid="00037531"/>
    </style:style>
    <style:style style:name="P2" style:family="paragraph" style:parent-style-name="Standard">
      <style:paragraph-properties style:line-height-at-least="0.198in"/>
      <style:text-properties fo:color="#f8f8f2" loext:opacity="100%" style:font-name="Consolas" fo:font-size="10.5pt" fo:font-weight="normal" fo:background-color="#272822"/>
    </style:style>
    <style:style style:name="P3" style:family="paragraph" style:parent-style-name="Standard">
      <style:text-properties fo:color="#f8f8f2" loext:opacity="100%" style:font-name="Consolas" fo:font-size="10.5pt" fo:font-weight="normal" officeooo:rsid="00037531" officeooo:paragraph-rsid="00037531" fo:background-color="#272822"/>
    </style:style>
    <style:style style:name="P4" style:family="paragraph" style:parent-style-name="Standard">
      <style:paragraph-properties style:line-height-at-least="0.198in"/>
      <style:text-properties fo:color="#f8f8f2" loext:opacity="100%" fo:background-color="#272822"/>
    </style:style>
    <style:style style:name="P5" style:family="paragraph" style:parent-style-name="Standard">
      <style:paragraph-properties style:line-height-at-least="0.198in"/>
    </style:style>
    <style:style style:name="T1" style:family="text">
      <style:text-properties fo:color="#f92672" loext:opacity="100%"/>
    </style:style>
    <style:style style:name="T2" style:family="text">
      <style:text-properties fo:color="#f92672" loext:opacity="100%" style:font-name="Consolas" fo:font-size="10.5pt" fo:font-weight="normal"/>
    </style:style>
    <style:style style:name="T3" style:family="text">
      <style:text-properties fo:color="#66d9ef" loext:opacity="100%"/>
    </style:style>
    <style:style style:name="T4" style:family="text">
      <style:text-properties fo:color="#66d9ef" loext:opacity="100%" fo:font-style="italic"/>
    </style:style>
    <style:style style:name="T5" style:family="text">
      <style:text-properties fo:color="#e6db74" loext:opacity="100%"/>
    </style:style>
    <style:style style:name="T6" style:family="text">
      <style:text-properties fo:color="#e6db74" loext:opacity="100%" style:font-name="Consolas" fo:font-size="10.5pt" fo:font-weight="normal"/>
    </style:style>
    <style:style style:name="T7" style:family="text">
      <style:text-properties fo:color="#ae81ff" loext:opacity="100%"/>
    </style:style>
    <style:style style:name="T8" style:family="text">
      <style:text-properties fo:color="#ae81ff" loext:opacity="100%" style:font-name="Consolas" fo:font-size="10.5pt" fo:font-weight="normal"/>
    </style:style>
    <style:style style:name="T9" style:family="text">
      <style:text-properties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Ejercicio 1:</text:h>
      <text:p text:style-name="P1"/>
      <text:p text:style-name="P1">Ej1 - New-Item -type Directory -Path .\CARPETA1\DIR1 | New-Item -type File -Path .\CARPETA1\fich1.txt</text:p>
      <text:p text:style-name="P1"/>
      <text:p text:style-name="P1">Ej2 - get-childitem -exclude *.txt</text:p>
      <text:p text:style-name="P1"/>
      <text:p text:style-name="P1">Ej3 - get-childitem -Path .\CARPETA1\ | select Name,LastWriteTime | sort-object lastwritetime</text:p>
      <text:p text:style-name="P1"/>
      <text:p text:style-name="P1">Ej4 - Move-Item -Path .\CARPETA1\*[a-z]*txt .\CARPETA2\ <text:s/></text:p>
      <text:p text:style-name="P1"/>
      <text:p text:style-name="P1">Ej5 - Get-ChildItem .\CARPETA2\*[0-9]* -file | sort-object lastwritetime</text:p>
      <text:p text:style-name="P1"/>
      <text:p text:style-name="P1">Ej6 - Get-childitem -Recurse -Depth 1</text:p>
      <text:p text:style-name="P1"/>
      <text:p text:style-name="P1">Ej7 - <text:s text:c="2"/>$FILE=Get-Item .\CARPETA1\archivo1.txt</text:p>
      <text:p text:style-name="P1"><text:s text:c="8"/>$FILE.Attributes='Hidden'</text:p>
      <text:p text:style-name="P1"><text:s text:c="8"/>$FILE=Get-Item .\CARPETA1\archivo2.zip</text:p>
      <text:p text:style-name="P1"><text:s text:c="8"/>$FILE.Attributes='ReadOnly'</text:p>
      <text:p text:style-name="P1"/>
      <text:p text:style-name="P1">Ej8 - Get-ChildItem -Force -Path .\CARPETA2\*i*h*</text:p>
      <text:p text:style-name="P1"/>
      <text:p text:style-name="P1">Ej9 - Remove-Item .\*[2-9] -Recurse</text:p>
      <text:p text:style-name="P1"/>
      <text:p text:style-name="P1">Ej10 - tree /f</text:p>
      <text:p text:style-name="P1"/>
      <text:h text:style-name="Heading_20_2" text:outline-level="2">Ejercicio 2:</text:h>
      <text:p text:style-name="P1"/>
      <text:p text:style-name="P1">Import-Csv .\info_perros.txt -Delimiter " "-Header Identificador,Nombre,Edad,Raza,Peso | select Nombre,Peso | Where-Object {$_.Nombre -like '*o*'} | sort {[int]$_.Peso}-Descending | Select-Object -Index 0,1,2 | sort {$_.Nombre}</text:p>
      <text:p text:style-name="P1"/>
      <text:p text:style-name="P1">Import-Csv .\info_perros.txt -Delimiter " "-Header Identificador,Nombre,Edad,Raza,Peso | select Identificador,Nombre,Edad,Raza,Peso | Where-Object {($_.Raza -eq "pug") -or ($_.Raza -eq "chihuahua")} | sort {$_.Edad} | Select-Object -index 0</text:p>
      <text:p text:style-name="P1"/>
      <text:p text:style-name="P1">Import-Csv .\info_perros.txt -Delimiter " "-Header Identificador,Nombre,Edad,Raza,Peso | select Identificador,Nombre,Edad,Raza,Peso | Where-Object {($_.Raza -eq "mastín") -and ($_.Nombre -like "*h*") -and ($_.Peso -gt 5)}</text:p>
      <text:p text:style-name="P1"/>
      <text:p text:style-name="P1">Import-Csv .\info_perros.txt -Delimiter " "-Header Identificador,Nombre,Raza,Peso | select Identificador,Nombre,Edad,Raza,Peso | Where-Object {($_.Peso -ge 5) -and ($_.Peso -le 25) -and ($_.Raza -ne "doverman") -and ($_.Identificador -lt 6)}</text:p>
      <text:p text:style-name="P1"/>
      <text:p text:style-name="P1">Import-Csv .\info_perros.txt -Delimiter " "-Header Identificador,Nombre,Edad,Raza,Peso | select Nombre,Edad | Where-Object {($_.Edad -le $CHISPAS)}</text:p>
      <text:p text:style-name="P1"><text:soft-page-break/></text:p>
      <text:h text:style-name="Heading_20_2" text:outline-level="2">Ejercicio 3:</text:h>
      <text:p text:style-name="P1"/>
      <text:p text:style-name="P3">$anyo <text:span text:style-name="T1">=</text:span> <text:span text:style-name="T3">Read-Host</text:span> <text:span text:style-name="T5">'El usuario escribe el año'</text:span></text:p>
      <text:p text:style-name="P5"/>
      <text:p text:style-name="P2">$anyo <text:span text:style-name="T1">=</text:span> $anyo <text:span text:style-name="T1">/</text:span> <text:span text:style-name="T7">100</text:span></text:p>
      <text:p text:style-name="P5"/>
      <text:p text:style-name="P2">$anyo <text:span text:style-name="T1">=</text:span>  [<text:span text:style-name="T4">math</text:span>]::round($anyo<text:span text:style-name="T1">,</text:span><text:span text:style-name="T7">0</text:span>)</text:p>
      <text:p text:style-name="P2"><text:span text:style-name="T3">Write-Host</text:span> $anyo</text:p>
      <text:p text:style-name="P2"/>
      <text:h text:style-name="Heading_20_2" text:outline-level="2">Ejercicio 4:</text:h>
      <text:p text:style-name="P1"/>
      <text:p text:style-name="P3">$nombre <text:span text:style-name="T1">=</text:span> <text:span text:style-name="T3">Read-Host</text:span> <text:span text:style-name="T5">'Nombre del usuario'</text:span></text:p>
      <text:p text:style-name="P2">$objetivo <text:span text:style-name="T1">=</text:span> <text:span text:style-name="T3">Read-Host</text:span> <text:span text:style-name="T5">'Objetivo del usuario'</text:span></text:p>
      <text:p text:style-name="P5"/>
      <text:p text:style-name="P2">$peso <text:span text:style-name="T1">=</text:span> <text:span text:style-name="T3">Import-Csv</text:span> <text:span text:style-name="T5">'.\Examen 3 EV\usuarios.txt'</text:span> <text:span text:style-name="T1">-</text:span>Delimiter <text:span text:style-name="T5">" "</text:span> <text:span text:style-name="T1">-</text:span>Header Nombre<text:span text:style-name="T1">,</text:span>Peso<text:span text:style-name="T1">,</text:span>Fecha<text:span text:style-name="T1">,</text:span>Actividad <text:span text:style-name="T1">|</text:span> <text:span text:style-name="T3">Select-Object</text:span> Nombre<text:span text:style-name="T1">,</text:span>Peso<text:span text:style-name="T1">,</text:span>Actividad <text:span text:style-name="T1">|</text:span> <text:span text:style-name="T3">Where-Object</text:span> {$_.Nombre <text:span text:style-name="T1">-eq</text:span> <text:span text:style-name="T5">"</text:span>$nombre<text:span text:style-name="T5">"</text:span>} <text:span text:style-name="T1">|</text:span> <text:span text:style-name="T3">ForEach-Object</text:span> {<text:span text:style-name="T1">return</text:span> $_.Peso}</text:p>
      <text:p text:style-name="P5"/>
      <text:p text:style-name="P2">$pesok <text:span text:style-name="T1">=</text:span> $peso <text:span text:style-name="T1">/</text:span> <text:span text:style-name="T7">0.45359237</text:span></text:p>
      <text:p text:style-name="P2">$actividad <text:span text:style-name="T1">=</text:span> <text:span text:style-name="T3">Import-Csv</text:span> <text:span text:style-name="T5">'.\Examen 3 EV\usuarios.txt'</text:span> <text:span text:style-name="T1">-</text:span>Delimiter <text:span text:style-name="T5">" "</text:span> <text:span text:style-name="T1">-</text:span>Header Nombre<text:span text:style-name="T1">,</text:span>Peso<text:span text:style-name="T1">,</text:span>Fecha<text:span text:style-name="T1">,</text:span>Actividad <text:span text:style-name="T1">|</text:span> <text:span text:style-name="T3">Select-Object</text:span> Nombre<text:span text:style-name="T1">,</text:span>Peso<text:span text:style-name="T1">,</text:span>Actividad <text:span text:style-name="T1">|</text:span> <text:span text:style-name="T3">Where-Object</text:span> {$_.Nombre <text:span text:style-name="T1">-eq</text:span> <text:span text:style-name="T5">"</text:span>$nombre<text:span text:style-name="T5">"</text:span>} <text:span text:style-name="T1">|</text:span> <text:span text:style-name="T3">ForEach-Object</text:span> {<text:span text:style-name="T1">return</text:span> $_.Actividad}</text:p>
      <text:p text:style-name="P5"/>
      <text:p text:style-name="P2"><text:span text:style-name="T1">if</text:span> ($objetivo <text:span text:style-name="T1">-eq</text:span> <text:span text:style-name="T5">"Rebajar"</text:span>) {</text:p>
      <text:p text:style-name="P4">    <text:span text:style-name="T2">if</text:span><text:span text:style-name="T9"> ($actividad </text:span><text:span text:style-name="T2">-eq</text:span><text:span text:style-name="T9"> </text:span><text:span text:style-name="T6">"Sedentario"</text:span><text:span text:style-name="T9">) {</text:span></text:p>
      <text:p text:style-name="P4">        <text:span text:style-name="T9">$min </text:span><text:span text:style-name="T2">=</text:span><text:span text:style-name="T9"> </text:span><text:span text:style-name="T8">10</text:span></text:p>
      <text:p text:style-name="P4">        <text:span text:style-name="T9">$max </text:span><text:span text:style-name="T2">=</text:span><text:span text:style-name="T9"> </text:span><text:span text:style-name="T8">12</text:span></text:p>
      <text:p text:style-name="P4">    <text:span text:style-name="T9">} </text:span><text:span text:style-name="T2">elseif</text:span><text:span text:style-name="T9"> ($actividad </text:span><text:span text:style-name="T2">-eq</text:span><text:span text:style-name="T9"> </text:span><text:span text:style-name="T6">"Activo"</text:span><text:span text:style-name="T9">) {</text:span></text:p>
      <text:p text:style-name="P4">        <text:span text:style-name="T9">$min </text:span><text:span text:style-name="T2">=</text:span><text:span text:style-name="T9"> </text:span><text:span text:style-name="T8">12</text:span></text:p>
      <text:p text:style-name="P4">        <text:span text:style-name="T9">$max </text:span><text:span text:style-name="T2">=</text:span><text:span text:style-name="T9"> </text:span><text:span text:style-name="T8">14</text:span></text:p>
      <text:p text:style-name="P4">    <text:span text:style-name="T9">} </text:span><text:span text:style-name="T2">elseif</text:span><text:span text:style-name="T9"> ($actividad </text:span><text:span text:style-name="T2">=</text:span><text:span text:style-name="T9"> </text:span><text:span text:style-name="T6">"Superactivo"</text:span><text:span text:style-name="T9">) {</text:span></text:p>
      <text:p text:style-name="P4">        <text:span text:style-name="T9">$min </text:span><text:span text:style-name="T2">=</text:span><text:span text:style-name="T9"> </text:span><text:span text:style-name="T8">14</text:span></text:p>
      <text:p text:style-name="P4">        <text:span text:style-name="T9">$max </text:span><text:span text:style-name="T2">=</text:span><text:span text:style-name="T9"> </text:span><text:span text:style-name="T8">16</text:span></text:p>
      <text:p text:style-name="P4">    <text:span text:style-name="T9">}</text:span></text:p>
      <text:p text:style-name="P2">} <text:span text:style-name="T1">elseif</text:span> ($objetivo <text:span text:style-name="T1">-eq</text:span> <text:span text:style-name="T5">"Mantener"</text:span>) {</text:p>
      <text:p text:style-name="P4">    <text:span text:style-name="T2">if</text:span><text:span text:style-name="T9"> ($actividad </text:span><text:span text:style-name="T2">-eq</text:span><text:span text:style-name="T9"> </text:span><text:span text:style-name="T6">"Sedentario"</text:span><text:span text:style-name="T9">) {</text:span></text:p>
      <text:p text:style-name="P4">        <text:span text:style-name="T9">$min </text:span><text:span text:style-name="T2">=</text:span><text:span text:style-name="T9"> </text:span><text:span text:style-name="T8">12</text:span></text:p>
      <text:p text:style-name="P4">        <text:span text:style-name="T9">$max </text:span><text:span text:style-name="T2">=</text:span><text:span text:style-name="T9"> </text:span><text:span text:style-name="T8">14</text:span></text:p>
      <text:p text:style-name="P4">    <text:span text:style-name="T9">} </text:span><text:span text:style-name="T2">elseif</text:span><text:span text:style-name="T9"> ($actividad </text:span><text:span text:style-name="T2">-eq</text:span><text:span text:style-name="T9"> </text:span><text:span text:style-name="T6">"Activo"</text:span><text:span text:style-name="T9">) {</text:span></text:p>
      <text:p text:style-name="P4">        <text:span text:style-name="T9">$min </text:span><text:span text:style-name="T2">=</text:span><text:span text:style-name="T9"> </text:span><text:span text:style-name="T8">14</text:span></text:p>
      <text:p text:style-name="P4">        <text:span text:style-name="T9">$max </text:span><text:span text:style-name="T2">=</text:span><text:span text:style-name="T9"> </text:span><text:span text:style-name="T8">16</text:span></text:p>
      <text:p text:style-name="P4">    <text:span text:style-name="T9">} </text:span><text:span text:style-name="T2">elseif</text:span><text:span text:style-name="T9"> ($actividad </text:span><text:span text:style-name="T2">-eq</text:span><text:span text:style-name="T9"> </text:span><text:span text:style-name="T6">"Superactivo"</text:span><text:span text:style-name="T9">) {</text:span></text:p>
      <text:p text:style-name="P4">        <text:span text:style-name="T9">$min </text:span><text:span text:style-name="T2">=</text:span><text:span text:style-name="T9"> </text:span><text:span text:style-name="T8">16</text:span></text:p>
      <text:p text:style-name="P4">        <text:span text:style-name="T9">$max </text:span><text:span text:style-name="T2">=</text:span><text:span text:style-name="T9"> </text:span><text:span text:style-name="T8">18</text:span></text:p>
      <text:p text:style-name="P4"><text:soft-page-break/>    <text:span text:style-name="T9">}</text:span></text:p>
      <text:p text:style-name="P2">} <text:span text:style-name="T1">elseif</text:span> ($objetivo <text:span text:style-name="T1">-eq</text:span> <text:span text:style-name="T5">"Aumentar"</text:span>) {</text:p>
      <text:p text:style-name="P4">    <text:span text:style-name="T2">if</text:span><text:span text:style-name="T9"> ($actividad </text:span><text:span text:style-name="T2">-eq</text:span><text:span text:style-name="T9"> </text:span><text:span text:style-name="T6">"Sedentario"</text:span><text:span text:style-name="T9">) {</text:span></text:p>
      <text:p text:style-name="P4">        <text:span text:style-name="T9">$min </text:span><text:span text:style-name="T2">=</text:span><text:span text:style-name="T9"> </text:span><text:span text:style-name="T8">16</text:span></text:p>
      <text:p text:style-name="P4">        <text:span text:style-name="T9">$max </text:span><text:span text:style-name="T2">=</text:span><text:span text:style-name="T9"> </text:span><text:span text:style-name="T8">18</text:span></text:p>
      <text:p text:style-name="P4">    <text:span text:style-name="T9">} </text:span><text:span text:style-name="T2">elseif</text:span><text:span text:style-name="T9"> ($actividad </text:span><text:span text:style-name="T2">-eq</text:span><text:span text:style-name="T9"> </text:span><text:span text:style-name="T6">"Activo"</text:span><text:span text:style-name="T9">) {</text:span></text:p>
      <text:p text:style-name="P4">        <text:span text:style-name="T9">$min </text:span><text:span text:style-name="T2">=</text:span><text:span text:style-name="T9"> </text:span><text:span text:style-name="T8">18</text:span></text:p>
      <text:p text:style-name="P4">        <text:span text:style-name="T9">$max </text:span><text:span text:style-name="T2">=</text:span><text:span text:style-name="T9"> </text:span><text:span text:style-name="T8">20</text:span></text:p>
      <text:p text:style-name="P4">    <text:span text:style-name="T9">} </text:span><text:span text:style-name="T2">elseif</text:span><text:span text:style-name="T9"> ($actividad </text:span><text:span text:style-name="T2">-eq</text:span><text:span text:style-name="T9"> </text:span><text:span text:style-name="T6">"Superactivo"</text:span><text:span text:style-name="T9">) {</text:span></text:p>
      <text:p text:style-name="P4">        <text:span text:style-name="T9">$min </text:span><text:span text:style-name="T2">=</text:span><text:span text:style-name="T9"> </text:span><text:span text:style-name="T8">20</text:span></text:p>
      <text:p text:style-name="P4">        <text:span text:style-name="T9">$max </text:span><text:span text:style-name="T2">=</text:span><text:span text:style-name="T9"> </text:span><text:span text:style-name="T8">22</text:span></text:p>
      <text:p text:style-name="P4">    <text:span text:style-name="T9">}</text:span></text:p>
      <text:p text:style-name="P2">}</text:p>
      <text:p text:style-name="P5"/>
      <text:p text:style-name="P2"><text:span text:style-name="T3">Write-Host</text:span> <text:span text:style-name="T5">'Usuario:'</text:span> $nombre</text:p>
      <text:p text:style-name="P2"><text:span text:style-name="T3">Write-Host</text:span> <text:span text:style-name="T5">'Peso(kg):'</text:span> $peso</text:p>
      <text:p text:style-name="P2">$pesok <text:span text:style-name="T1">=</text:span> [<text:span text:style-name="T4">math</text:span>]::round($pesok<text:span text:style-name="T1">,</text:span><text:span text:style-name="T7">0</text:span>)</text:p>
      <text:p text:style-name="P2"><text:span text:style-name="T3">Write-Host</text:span> <text:span text:style-name="T5">'Peso(libras):'</text:span> $pesok</text:p>
      <text:p text:style-name="P2">$a1 <text:span text:style-name="T1">=</text:span> $pesok <text:span text:style-name="T1">*</text:span> $min</text:p>
      <text:p text:style-name="P2">$a1 <text:span text:style-name="T1">=</text:span> [<text:span text:style-name="T4">math</text:span>]::round($a1<text:span text:style-name="T1">,</text:span><text:span text:style-name="T7">0</text:span>)</text:p>
      <text:p text:style-name="P2">$a2 <text:span text:style-name="T1">=</text:span> $pesok <text:span text:style-name="T1">*</text:span> $max</text:p>
      <text:p text:style-name="P2">$a2 <text:span text:style-name="T1">=</text:span> [<text:span text:style-name="T4">math</text:span>]::round($a2<text:span text:style-name="T1">,</text:span><text:span text:style-name="T7">0</text:span>)</text:p>
      <text:p text:style-name="P2"><text:span text:style-name="T3">Write-Host</text:span> <text:span text:style-name="T5">'Rango Kcal:'</text:span> $a1 <text:span text:style-name="T5">'(min) / '</text:span> $a2 <text:span text:style-name="T5">'(max)'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30T12:35:31.219000000</meta:creation-date>
    <dc:date>2022-05-30T12:56:11.922000000</dc:date>
    <meta:editing-duration>PT20M42S</meta:editing-duration>
    <meta:editing-cycles>2</meta:editing-cycles>
    <meta:generator>LibreOffice/7.0.6.2$Windows_X86_64 LibreOffice_project/144abb84a525d8e30c9dbbefa69cbbf2d8d4ae3b</meta:generator>
    <meta:document-statistic meta:table-count="0" meta:image-count="0" meta:object-count="0" meta:page-count="3" meta:paragraph-count="74" meta:word-count="435" meta:character-count="3486" meta:non-whitespace-character-count="2904"/>
  </office:meta>
</office:document-meta>
</file>